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DoubleConvertor.convertFromString( String value , Locale locale , Convertor . FormatCache format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mattingDoubleConvertor.FormattingDouble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Double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